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3.8299in" table:align="margins"/>
    </style:style>
    <style:style style:name="Table2.A" style:family="table-column">
      <style:table-column-properties style:column-width="1.9153in" style:rel-column-width="3276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  <style:text-properties officeooo:paragraph-rsid="002d977b"/>
    </style:style>
    <style:style style:name="P2" style:family="paragraph" style:parent-style-name="Standard">
      <style:text-properties officeooo:rsid="001fdfae" officeooo:paragraph-rsid="001fdfae"/>
    </style:style>
    <style:style style:name="P3" style:family="paragraph" style:parent-style-name="Standard">
      <style:text-properties officeooo:rsid="001fdfae" officeooo:paragraph-rsid="0028aa73"/>
    </style:style>
    <style:style style:name="P4" style:family="paragraph" style:parent-style-name="Standard">
      <style:text-properties officeooo:paragraph-rsid="002d977b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bbe" officeooo:paragraph-rsid="0024bb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bbe" officeooo:paragraph-rsid="002d9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text:display="none"/>
    </style:style>
    <style:style style:name="T2" style:family="text">
      <style:text-properties officeooo:rsid="001fc268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161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2.0.0.alpha0.0.0.alpha0</text:p></office:annotation></text:p>
        </draw:text-box>
      </draw:frame>
      <text:p text:style-name="P2"><draw:frame draw:style-name="fr2" draw:name="FrameSimple" text:anchor-type="paragraph" svg:x="0.5071in" svg:y="0.2626in" svg:width="0.7902in" draw:z-index="1"><draw:text-box fo:min-height="0.2in"><text:p text:style-name="P3">1234</text:p></draw:text-box></draw:frame><draw:frame draw:style-name="fr2" draw:name="FrameTable" text:anchor-type="paragraph" svg:x="0.5043in" svg:y="0.8154in" svg:width="3.9492in" draw:z-index="2"><draw:text-box fo:min-height="2.4311in"><table:table table:name="Table2" table:style-name="Table2"><table:table-column table:style-name="Table2.A" table:number-columns-repeated="2"/><table:table-row><table:table-cell table:style-name="Table2.A1" office:value-type="string"><text:p text:style-name="P6">c1</text:p></table:table-cell><table:table-cell table:style-name="Table2.B1" office:value-type="string"><text:p text:style-name="P6">c2</text:p></table:table-cell></table:table-row><table:table-row><table:table-cell table:style-name="Table2.A2" office:value-type="string"><text:p text:style-name="P6">c3</text:p></table:table-cell><table:table-cell table:style-name="Table2.B2" office:value-type="string"><text:p text:style-name="P6">c4</text:p></table:table-cell></table:table-row></table:table><text:p text:style-name="P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56:28.732000000</meta:creation-date>
    <dc:date>2018-09-28T10:37:07.322000000</dc:date>
    <meta:editing-duration>PT21H35M52S</meta:editing-duration>
    <meta:editing-cycles>14</meta:editing-cycles>
    <meta:generator>LibreOfficeDev/6.2.0.0.alpha0$Windows_x86 LibreOffice_project/8f26048437c3dd2d355d76aa997a5187ad1c3b90</meta:generator>
    <meta:document-statistic meta:table-count="1" meta:image-count="0" meta:object-count="0" meta:page-count="1" meta:paragraph-count="6" meta:word-count="5" meta:character-count="12" meta:non-whitespace-character-count="12"/>
  </office:meta>
</office:document-meta>
</file>